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46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9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10" style:family="table-cell" style:parent-style-name="Default">
      <style:text-properties style:font-name="Courier New"/>
    </style:style>
    <style:style style:name="ce11" style:family="table-cell" style:parent-style-name="Default">
      <style:text-properties style:font-name="Courier New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1" office:value-type="string" calcext:value-type="string">
            <text:p>Font</text:p>
          </table:table-cell>
          <table:table-cell office:value-type="string" calcext:value-type="string">
            <text:p>Fontheight</text:p>
          </table:table-cell>
          <table:table-cell office:value-type="string" calcext:value-type="string">
            <text:p>Width of “ABCabc123”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om_thumb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01type_tf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2icon_5_t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u8glib_4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ourmat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5x7_tf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nytim_tf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synchronizer_nbp_t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nyunicode_tf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okiaSmallPlain_tf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5x8_tf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2icon_7_tf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okiafc22_tf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okiaSmallBold_tf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rixel_square_tf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IPAandRUSLCD_tf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smolfont_tf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robot_de_niro_tf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aby_tf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10_tf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hikita_tf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6x10_tf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casfont_alternate_tf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2icon_9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1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2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11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1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2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oskool_tf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icropixel_tf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erhoe_tf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inderskeepers_tf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6x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08_tf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08_tf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u8g2_font_new3x9pixelfont_tf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u8g2_font_simple1_tf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u8g2_font_timR08_tf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u8g2_font_timB08_tf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u8g2_font_crox1t_tf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u8g2_font_ncenR08_tf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u8g2_font_6x13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u8g2_font_mozart_nbp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u8g2_font_6x13B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u8g2_font_6x13O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u8g2_font_Georgia7px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helvR08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u8g2_font_9x6LED_tf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u8g2_font_crox1h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helvB08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u8g2_font_ncenB08_tf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u8g2_font_crox1tb_t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u8g2_font_7x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7x13B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t0_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t0_14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lubR08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7x13O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u8g2_font_lubB08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u8g2_font_t0_13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u8g2_font_t0_14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u8g2_font_NokiaLargeBold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u8g2_font_lubBI08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u8g2_font_crox1hb_tf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u8g2_font_8x13B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u8g2_font_8x13O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u8g2_font_8x13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u8g2_font_crox1c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u8g2_font_crox1cb_tf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u8g2_font_BBSesque_tf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u8g2_font_7x14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7x14B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u8g2_font_lubI08_tf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u8g2_font_koleeko_tf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u8g2_font_Engrish_tf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u8g2_font_smart_patrol_nbp_tf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u8g2_font_roentgen_nbp_tf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u8g2_font_fewture_tf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iranda_nbp_tf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spero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althasar_regular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ine_by_five_nbp_tf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enthinnerguys_tf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spero_bold_nbp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ooseornament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12x6LED_tf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orn2bSportyV2_tf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15_tf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orn2bSportySlab_tf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itcasual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ixzillav1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halftone_tf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5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6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pxplusibmvga8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1" calcext:value-type="float">
            <text:p>7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5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6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DigitalDiscoThin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enthinguys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DigitalDisco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ytesize_tf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xclassic_tf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10_tf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pxplusibmvga9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9x15B_tf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9x15_tf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10_tf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10_tf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enfatguys_tf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px437wyse700a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px437wyse700b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glasstown_nbp_tf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guildenstern_nbp_tf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ercutio_basi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ercutio_s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allpixelextended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issingplanet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ordinarybasis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ancypixels_tf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t_tf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h_tf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scrum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unifont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oldwizard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tb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habsburgchancery_tf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adventurer_tf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10_tf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ixelmordred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hb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secretaryhand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ixellari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c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10_tf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garbagecan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10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rikativ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8bitclassic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2cb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casarts_scumm_subtitle_r_tf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rosencrantz_nbp_tf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shylock_nbp_tf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B10_tf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R10_tf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string" calcext:value-type="string">
            <text:p>u8g2_font_helvR10_tf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R10_tf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0" office:value-type="string" calcext:value-type="string">
            <text:p>u8g2_font_helvB10_tf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7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8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18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9x18_tf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VCR_OSD_tf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9x18B_tf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B10_tf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casarts_scumm_subtitle_o_tf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12_tf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12_tf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hargen_92_tf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astragal_nbp_tf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t_tf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R12_tf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tb_tf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R12_tf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12_tf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12_tf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14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12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B12_tf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u12_tf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11_tf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B12_tf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h_tf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0" office:value-type="string" calcext:value-type="string">
            <text:p>u8g2_font_helvR12_tf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0" office:value-type="string" calcext:value-type="string">
            <text:p>u8g2_font_helvB12_tf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10x20_tf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12_tf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hb_tf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14_tf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c_tf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3cb_tf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11_tf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4t_tf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B14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12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22b_tf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0_22_t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4tb_tf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12_tf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R14_tf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0" office:value-type="string" calcext:value-type="string">
            <text:p>u8g2_font_helvR14_tf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22_tf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14_tf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14_tf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14_tf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14_tf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balthasar_titling_nbp_tf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alibration_gothic_nbp_tf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16_tf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1" calcext:value-type="float">
            <text:p>9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R14_tf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0" office:value-type="string" calcext:value-type="string">
            <text:p>u8g2_font_helvB14_tf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B14_tf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14_tf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14_tf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14_tf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14_tf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4h_tf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4hb_tf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18_tf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14_tf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14_tf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utopia24_tf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18_tf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5t_tf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5tb_tf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18_tf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18_tf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18_tf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18_tf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18_tf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18_tf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18_tf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R18_tf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B18_tf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5h_tf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0" office:value-type="string" calcext:value-type="string">
            <text:p>u8g2_font_helvR18_tf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R18_tf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rox5hb_tf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0" office:value-type="string" calcext:value-type="string">
            <text:p>u8g2_font_helvB18_tf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19_tf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19_tf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profont29_tf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B18_tf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19_tf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19_tf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19_tf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19_tf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19_tf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19_tf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17_tf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5" calcext:value-type="float">
            <text:p>125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20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3" calcext:value-type="float">
            <text:p>12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17_tf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18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36" calcext:value-type="float">
            <text:p>136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ursor_tf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ystery_quest_24_tf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18_tf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7" calcext:value-type="float">
            <text:p>13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R24_tf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22_tf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2" calcext:value-type="float">
            <text:p>13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ourB24_tf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24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2" calcext:value-type="float">
            <text:p>142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20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1" calcext:value-type="float">
            <text:p>15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20_tf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2" calcext:value-type="float">
            <text:p>15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ystery_quest_28_tf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R24_tf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timB24_tf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0" office:value-type="string" calcext:value-type="string">
            <text:p>u8g2_font_helvR24_tf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0" office:value-type="string" calcext:value-type="string">
            <text:p>u8g2_font_helvB24_tf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maniac_tf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26_tf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55" calcext:value-type="float">
            <text:p>15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R24_tf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RS24_tf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R24_tf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IS24_tf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24_tf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24_tf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BI24_tf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IS24_tf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cardimon_pixel_tf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ncenB24_tf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luBS24_tf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28_tf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64" calcext:value-type="float">
            <text:p>164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26_t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81" calcext:value-type="float">
            <text:p>181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30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73" calcext:value-type="float">
            <text:p>173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25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86" calcext:value-type="float">
            <text:p>18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26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92" calcext:value-type="float">
            <text:p>192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25_tf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32_tf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82" calcext:value-type="float">
            <text:p>182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29_t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5" calcext:value-type="float">
            <text:p>205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29_t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18" calcext:value-type="float">
            <text:p>218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34_tf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99" calcext:value-type="float">
            <text:p>199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30_tf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15" calcext:value-type="float">
            <text:p>215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30_tf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38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24" calcext:value-type="float">
            <text:p>224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35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54" calcext:value-type="float">
            <text:p>254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35_t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6" calcext:value-type="float">
            <text:p>25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42_t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46" calcext:value-type="float">
            <text:p>24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35_tf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8" calcext:value-type="float">
            <text:p>258</text:p>
          </table:table-cell>
        </table:table-row>
        <table:table-row table:style-name="ro1" table:visibility="filter">
          <table:table-cell table:style-name="ce10" office:value-type="string" calcext:value-type="string">
            <text:p>u8g2_font_fub35_tf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46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68" calcext:value-type="float">
            <text:p>268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b41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96" calcext:value-type="float">
            <text:p>296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osr41_t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50_t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93" calcext:value-type="float">
            <text:p>293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r42_t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12" calcext:value-type="float">
            <text:p>312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fub42_t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54_tf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 table:visibility="filter">
          <table:table-cell table:style-name="Default" office:value-type="string" calcext:value-type="string">
            <text:p>u8g2_font_logisoso58_tf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37" calcext:value-type="float">
            <text:p>337</text:p>
          </table:table-cell>
        </table:table-row>
        <table:table-row table:style-name="ro1" table:number-rows-repeated="55">
          <table:table-cell table:style-name="ce12"/>
          <table:table-cell table:style-name="Default" table:number-columns-repeated="2"/>
        </table:table-row>
        <table:table-row table:style-name="ro1" table:number-rows-repeated="10482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15" table:display-filter-buttons="true">
          <table:filter>
            <table:filter-and>
              <table:filter-condition table:value="helv" table:operator="contains" table:field-number="0"/>
            </table:filter-and>
          </table:filter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7:03:22.466000000</meta:creation-date>
    <dc:date>2023-03-11T16:35:16.014000000</dc:date>
    <meta:editing-duration>PT5H8M15S</meta:editing-duration>
    <meta:editing-cycles>3</meta:editing-cycles>
    <meta:generator>LibreOffice/7.4.1.2$Windows_X86_64 LibreOffice_project/3c58a8f3a960df8bc8fd77b461821e42c061c5f0</meta:generator>
    <meta:document-statistic meta:table-count="1" meta:cell-count="945" meta:object-count="0"/>
  </office:meta>
</office:document-meta>
</file>